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5.982cm" svg:height="19.209cm" svg:x="1.02cm" svg:y="1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rotein Group</meta:initial-creator>
    <meta:creation-date>2015-11-26T14:44:00</meta:creation-date>
    <dc:date>2015-11-26T14:45:06</dc:date>
    <dc:creator>Protein Group</dc:creator>
    <meta:editing-duration>P0D</meta:editing-duration>
    <meta:editing-cycles>1</meta:editing-cycles>
    <meta:document-statistic meta:object-count="1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20">
      <style:chart-properties chart:link-data-style-to-source="fals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3cm" svg:height="19.21cm" xlink:href="." xlink:type="simple" chart:class="chart:bar" chart:style-name="ch1">
        <chart:title svg:x="5.804cm" svg:y="0.52cm" chart:style-name="ch2">
          <text:p>success rate in BM5 </text:p>
        </chart:title>
        <chart:subtitle svg:x="5.976cm" svg:y="1.683cm" chart:style-name="ch3">
          <text:p>zscore sum vs LOGIT</text:p>
        </chart:subtitle>
        <chart:legend chart:legend-position="end" svg:x="14.089cm" svg:y="8.808cm" style:legend-expansion="high" chart:style-name="ch4"/>
        <chart:plot-area chart:style-name="ch5" chart:data-source-has-labels="both" svg:x="0.769cm" svg:y="3.134cm" svg:width="12.683cm" svg:height="15.272cm">
          <chartooo:coordinate-region svg:x="1.496cm" svg:y="3.333cm" svg:width="11.956cm" svg:height="8.707cm"/>
          <chart:axis chart:dimension="x" chart:name="primary-x" chart:style-name="ch6" chartooo:axis-type="auto">
            <chartooo:date-scale/>
            <chart:categories table:cell-range-address="local-table.$A$2:.$A$1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13" chart:label-cell-address="local-table.$B$1" chart:class="chart:bar">
            <chart:data-point chart:repeated="12"/>
          </chart:series>
          <chart:series chart:style-name="ch10" chart:values-cell-range-address="local-table.$C$2:.$C$13" chart:label-cell-address="local-table.$C$1" chart:class="chart:bar">
            <chart:data-point chart:repeated="12"/>
          </chart:series>
          <chart:series chart:style-name="ch11" chart:values-cell-range-address="local-table.$D$2:.$D$13" chart:label-cell-address="local-table.$D$1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</table:table-cell>
              <table:table-cell office:value-type="string">
                <text:p>Top10</text:p>
              </table:table-cell>
              <table:table-cell office:value-type="string">
                <text:p>Top100</text:p>
              </table:table-cell>
            </table:table-row>
          </table:table-header-rows>
          <table:table-rows>
            <table:table-row>
              <table:table-cell office:value-type="string">
                <text:p>FTDOCK PLAIN SUM combo_CP_SKOa_pydock</text:p>
                <text:list>
                  <text:list-item>
                    <text:p>FTDOCK</text:p>
                  </text:list-item>
                  <text:list-item>
                    <text:p>PLAIN SUM</text:p>
                  </text:list-item>
                  <text:list-item>
                    <text:p>combo_CP_SKOa_pydock</text:p>
                  </text:list-item>
                </text:list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309090909091">
                <text:p>0.309090909091</text:p>
              </table:table-cell>
              <table:table-cell office:value-type="float" office:value="0.454545454545">
                <text:p>0.454545454545</text:p>
              </table:table-cell>
            </table:table-row>
            <table:table-row>
              <table:table-cell office:value-type="string">
                <text:p>FTDOCK PLAIN SUM combo_CP_SJKG_AP_dDFIRE</text:p>
                <text:list>
                  <text:list-item>
                    <text:p>FTDOCK</text:p>
                  </text:list-item>
                  <text:list-item>
                    <text:p>PLAIN SUM</text:p>
                  </text:list-item>
                  <text:list-item>
                    <text:p>combo_CP_SJKG_AP_dDFIRE</text:p>
                  </text:list-item>
                </text:list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327272727273">
                <text:p>0.327272727273</text:p>
              </table:table-cell>
              <table:table-cell office:value-type="float" office:value="0.490909090909">
                <text:p>0.490909090909</text:p>
              </table:table-cell>
            </table:table-row>
            <table:table-row>
              <table:table-cell office:value-type="string">
                <text:p>FTDOCK LOGIT combo_CP_SKOa_pydock</text:p>
                <text:list>
                  <text:list-item>
                    <text:p>FTDOCK</text:p>
                  </text:list-item>
                  <text:list-item>
                    <text:p>LOGIT</text:p>
                  </text:list-item>
                  <text:list-item>
                    <text:p>combo_CP_SKOa_pydock</text:p>
                  </text:list-item>
                </text:list>
              </table:table-cell>
              <table:table-cell office:value-type="float" office:value="0.0363636363636">
                <text:p>0.0363636363636</text:p>
              </table:table-cell>
              <table:table-cell office:value-type="float" office:value="0.272727272727">
                <text:p>0.272727272727</text:p>
              </table:table-cell>
              <table:table-cell office:value-type="float" office:value="0.418181818182">
                <text:p>0.418181818182</text:p>
              </table:table-cell>
            </table:table-row>
            <table:table-row>
              <table:table-cell office:value-type="string">
                <text:p>FTDOCK LOGIT combo_CP_SJKG_AP_dDFIRE</text:p>
                <text:list>
                  <text:list-item>
                    <text:p>FTDOCK</text:p>
                  </text:list-item>
                  <text:list-item>
                    <text:p>LOGIT</text:p>
                  </text:list-item>
                  <text:list-item>
                    <text:p>combo_CP_SJKG_AP_dDFIRE</text:p>
                  </text:list-item>
                </text:list>
              </table:table-cell>
              <table:table-cell office:value-type="float" office:value="0.127272727273">
                <text:p>0.127272727273</text:p>
              </table:table-cell>
              <table:table-cell office:value-type="float" office:value="0.272727272727">
                <text:p>0.272727272727</text:p>
              </table:table-cell>
              <table:table-cell office:value-type="float" office:value="0.454545454545">
                <text:p>0.454545454545</text:p>
              </table:table-cell>
            </table:table-row>
            <table:table-row>
              <table:table-cell office:value-type="string">
                <text:p>ZDOCK PLAIN SUM combo_PYDOCK_TOT_AP_T2</text:p>
                <text:list>
                  <text:list-item>
                    <text:p>ZDOCK</text:p>
                  </text:list-item>
                  <text:list-item>
                    <text:p>PLAIN SUM</text:p>
                  </text:list-item>
                  <text:list-item>
                    <text:p>combo_PYDOCK_TOT_AP_T2</text:p>
                  </text:list-item>
                </text:list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254545454545">
                <text:p>0.254545454545</text:p>
              </table:table-cell>
              <table:table-cell office:value-type="float" office:value="0.436363636364">
                <text:p>0.436363636364</text:p>
              </table:table-cell>
            </table:table-row>
            <table:table-row>
              <table:table-cell office:value-type="string">
                <text:p>ZDOCK PLAIN SUM combo_CP_BFKV_PYDOCK_TOT</text:p>
                <text:list>
                  <text:list-item>
                    <text:p>ZDOCK</text:p>
                  </text:list-item>
                  <text:list-item>
                    <text:p>PLAIN SUM</text:p>
                  </text:list-item>
                  <text:list-item>
                    <text:p>combo_CP_BFKV_PYDOCK_TOT</text:p>
                  </text:list-item>
                </text:list>
              </table:table-cell>
              <table:table-cell office:value-type="float" office:value="0.109090909091">
                <text:p>0.109090909091</text:p>
              </table:table-cell>
              <table:table-cell office:value-type="float" office:value="0.254545454545">
                <text:p>0.254545454545</text:p>
              </table:table-cell>
              <table:table-cell office:value-type="float" office:value="0.363636363636">
                <text:p>0.363636363636</text:p>
              </table:table-cell>
            </table:table-row>
            <table:table-row>
              <table:table-cell office:value-type="string">
                <text:p>ZDOCK LOGIT combo_PYDOCK_TOT_AP_T2</text:p>
                <text:list>
                  <text:list-item>
                    <text:p>ZDOCK</text:p>
                  </text:list-item>
                  <text:list-item>
                    <text:p>LOGIT</text:p>
                  </text:list-item>
                  <text:list-item>
                    <text:p>combo_PYDOCK_TOT_AP_T2</text:p>
                  </text:list-item>
                </text:list>
              </table:table-cell>
              <table:table-cell office:value-type="float" office:value="0.127272727273">
                <text:p>0.127272727273</text:p>
              </table:table-cell>
              <table:table-cell office:value-type="float" office:value="0.236363636364">
                <text:p>0.236363636364</text:p>
              </table:table-cell>
              <table:table-cell office:value-type="float" office:value="0.345454545455">
                <text:p>0.345454545455</text:p>
              </table:table-cell>
            </table:table-row>
            <table:table-row>
              <table:table-cell office:value-type="string">
                <text:p>ZDOCK LOGIT combo_CP_BFKV_PYDOCK_TOT</text:p>
                <text:list>
                  <text:list-item>
                    <text:p>ZDOCK</text:p>
                  </text:list-item>
                  <text:list-item>
                    <text:p>LOGIT</text:p>
                  </text:list-item>
                  <text:list-item>
                    <text:p>combo_CP_BFKV_PYDOCK_TOT</text:p>
                  </text:list-item>
                </text:list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254545454545">
                <text:p>0.254545454545</text:p>
              </table:table-cell>
              <table:table-cell office:value-type="float" office:value="0.309090909091">
                <text:p>0.309090909091</text:p>
              </table:table-cell>
            </table:table-row>
            <table:table-row>
              <table:table-cell office:value-type="string">
                <text:p>SDOCK PLAIN SUM combo_CP_E3D_MIN_CP_TB</text:p>
                <text:list>
                  <text:list-item>
                    <text:p>SDOCK</text:p>
                  </text:list-item>
                  <text:list-item>
                    <text:p>PLAIN SUM</text:p>
                  </text:list-item>
                  <text:list-item>
                    <text:p>combo_CP_E3D_MIN_CP_TB</text:p>
                  </text:list-item>
                </text:list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290909090909">
                <text:p>0.290909090909</text:p>
              </table:table-cell>
              <table:table-cell office:value-type="float" office:value="0.418181818182">
                <text:p>0.418181818182</text:p>
              </table:table-cell>
            </table:table-row>
            <table:table-row>
              <table:table-cell office:value-type="string">
                <text:p>SDOCK PLAIN SUM combo_AP_MPS_CP_RMFCEN1</text:p>
                <text:list>
                  <text:list-item>
                    <text:p>SDOCK</text:p>
                  </text:list-item>
                  <text:list-item>
                    <text:p>PLAIN SUM</text:p>
                  </text:list-item>
                  <text:list-item>
                    <text:p>combo_AP_MPS_CP_RMFCEN1</text:p>
                  </text:list-item>
                </text:list>
              </table:table-cell>
              <table:table-cell office:value-type="float" office:value="0.0727272727273">
                <text:p>0.0727272727273</text:p>
              </table:table-cell>
              <table:table-cell office:value-type="float" office:value="0.290909090909">
                <text:p>0.290909090909</text:p>
              </table:table-cell>
              <table:table-cell office:value-type="float" office:value="0.418181818182">
                <text:p>0.418181818182</text:p>
              </table:table-cell>
            </table:table-row>
            <table:table-row>
              <table:table-cell office:value-type="string">
                <text:p>SDOCK LOGIT combo_CP_E3D_MIN_CP_TB</text:p>
                <text:list>
                  <text:list-item>
                    <text:p>SDOCK</text:p>
                  </text:list-item>
                  <text:list-item>
                    <text:p>LOGIT</text:p>
                  </text:list-item>
                  <text:list-item>
                    <text:p>combo_CP_E3D_MIN_CP_TB</text:p>
                  </text:list-item>
                </text:list>
              </table:table-cell>
              <table:table-cell office:value-type="float" office:value="0.109090909091">
                <text:p>0.109090909091</text:p>
              </table:table-cell>
              <table:table-cell office:value-type="float" office:value="0.290909090909">
                <text:p>0.290909090909</text:p>
              </table:table-cell>
              <table:table-cell office:value-type="float" office:value="0.418181818182">
                <text:p>0.418181818182</text:p>
              </table:table-cell>
            </table:table-row>
            <table:table-row>
              <table:table-cell office:value-type="string">
                <text:p>SDOCK LOGIT combo_AP_MPS_CP_RMFCEN1</text:p>
                <text:list>
                  <text:list-item>
                    <text:p>SDOCK</text:p>
                  </text:list-item>
                  <text:list-item>
                    <text:p>LOGIT</text:p>
                  </text:list-item>
                  <text:list-item>
                    <text:p>combo_AP_MPS_CP_RMFCEN1</text:p>
                  </text:list-item>
                </text:list>
              </table:table-cell>
              <table:table-cell office:value-type="float" office:value="0.0545454545455">
                <text:p>0.0545454545455</text:p>
              </table:table-cell>
              <table:table-cell office:value-type="float" office:value="0.272727272727">
                <text:p>0.272727272727</text:p>
              </table:table-cell>
              <table:table-cell office:value-type="float" office:value="0.436363636364">
                <text:p>0.4363636363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